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officeooo:rsid="000263f6" officeooo:paragraph-rsid="000263f6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0263f6" officeooo:paragraph-rsid="000263f6"/>
    </style:style>
    <style:style style:name="P3" style:family="paragraph" style:parent-style-name="Standard">
      <style:paragraph-properties fo:line-height="150%" fo:text-align="justify" style:justify-single-word="false"/>
      <style:text-properties officeooo:paragraph-rsid="0002d85a"/>
    </style:style>
    <style:style style:name="T1" style:family="text">
      <style:text-properties officeooo:rsid="0002d85a"/>
    </style:style>
    <style:style style:name="T2" style:family="text">
      <style:text-properties officeooo:rsid="00030a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Analysis</text:p>
      <text:p text:style-name="P1"/>
      <text:p text:style-name="P2"><text:tab/>Goal: Our goal is to create an application so that users can easily see their portfolios, net gross, money <text:s text:c="2"/>status, shared market values and related news, which connects your shared market data, as well as all <text:s text:c="3"/>the accounts you have so that all of your money applications can be reduced to one, so that you don’t have to use many applications.</text:p>
      <text:p text:style-name="P2"/>
      <text:p text:style-name="P2"><text:tab/>Preconditions: Our user interface must know name, surname, password and email to create account. To make transations you need to login via E-Devlet and your bank account to enable, or you can use our application without any information about your bank accounts like a wallet app, but this means that you cannot do any transations or buy, sell a shared market.</text:p>
      <text:p text:style-name="P2"/>
      <text:p text:style-name="P2"><text:tab/>Subtasks:</text:p>
      <text:p text:style-name="P3"><text:span text:style-name="T1">– Login, Sign Up, Forgot Password → Reset Password, Use QR Code</text:span></text:p>
      <text:p text:style-name="P3">– <text:span text:style-name="T1">Main page that shows a summary of all pages (portfolios)</text:span></text:p>
      <text:p text:style-name="P3">– <text:span text:style-name="T1">Bank Accounts → See Bank Accounts and Credit Cards details.</text:span></text:p>
      <text:p text:style-name="P3">– <text:span text:style-name="T1">Stock Market → See/Buy/Sell/Order Stock Markets, Related News and High Picks and Low Picks of Stock Market.</text:span></text:p>
      <text:p text:style-name="P3">– <text:span text:style-name="T2">Net Gross → See Net Worth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7T15:36:18.743918977</meta:creation-date>
    <dc:date>2020-11-27T16:09:24.729105365</dc:date>
    <meta:editing-duration>PT55S</meta:editing-duration>
    <meta:editing-cycles>1</meta:editing-cycles>
    <meta:document-statistic meta:table-count="0" meta:image-count="0" meta:object-count="0" meta:page-count="1" meta:paragraph-count="9" meta:word-count="179" meta:character-count="1048" meta:non-whitespace-character-count="865"/>
    <meta:generator>LibreOffice/7.0.3.1$Linux_X86_64 LibreOffice_project/00$Build-1</meta:generator>
  </office:meta>
</office:document-meta>
</file>